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17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4.1516in"/>
    </style:style>
    <style:style style:name="co4" style:family="table-column">
      <style:table-column-properties fo:break-before="auto" style:column-width="3.3862in"/>
    </style:style>
    <style:style style:name="co5" style:family="table-column">
      <style:table-column-properties fo:break-before="auto" style:column-width="4.031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802in"/>
    </style:style>
    <style:style style:name="co9" style:family="table-column">
      <style:table-column-properties fo:break-before="auto" style:column-width="1.7917in"/>
    </style:style>
    <style:style style:name="co10" style:family="table-column">
      <style:table-column-properties fo:break-before="auto" style:column-width="3.5937in"/>
    </style:style>
    <style:style style:name="co11" style:family="table-column">
      <style:table-column-properties fo:break-before="auto" style:column-width="2.928in"/>
    </style:style>
    <style:style style:name="co12" style:family="table-column">
      <style:table-column-properties fo:break-before="auto" style:column-width="5.566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9327in" fo:break-before="auto" style:use-optimal-row-height="fals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7043in" fo:break-before="auto" style:use-optimal-row-height="true"/>
    </style:style>
    <style:style style:name="ro5" style:family="table-row">
      <style:table-row-properties style:row-height="0.9327in" fo:break-before="auto" style:use-optimal-row-height="true"/>
    </style:style>
    <style:style style:name="ro6" style:family="table-row">
      <style:table-row-properties style:row-height="1.1917in" fo:break-before="auto" style:use-optimal-row-height="false"/>
    </style:style>
    <style:style style:name="ro7" style:family="table-row">
      <style:table-row-properties style:row-height="0.7772in" fo:break-before="auto" style:use-optimal-row-height="false"/>
    </style:style>
    <style:style style:name="ro8" style:family="table-row">
      <style:table-row-properties style:row-height="0.9945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3.0673in" fo:break-before="auto" style:use-optimal-row-height="false"/>
    </style:style>
    <style:style style:name="ro11" style:family="table-row">
      <style:table-row-properties style:row-height="0.6839in" fo:break-before="auto" style:use-optimal-row-height="false"/>
    </style:style>
    <style:style style:name="ro12" style:family="table-row">
      <style:table-row-properties style:row-height="0.6937in" fo:break-before="auto" style:use-optimal-row-height="false"/>
    </style:style>
    <style:style style:name="ro13" style:family="table-row">
      <style:table-row-properties style:row-height="0.9535in" fo:break-before="auto" style:use-optimal-row-height="false"/>
    </style:style>
    <style:style style:name="ro14" style:family="table-row">
      <style:table-row-properties style:row-height="1.4091in" fo:break-before="auto" style:use-optimal-row-height="false"/>
    </style:style>
    <style:style style:name="ro15" style:family="table-row">
      <style:table-row-properties style:row-height="3.5445in" fo:break-before="auto" style:use-optimal-row-height="false"/>
    </style:style>
    <style:style style:name="ro16" style:family="table-row">
      <style:table-row-properties style:row-height="1.0047in" fo:break-before="auto" style:use-optimal-row-height="false"/>
    </style:style>
    <style:style style:name="ro17" style:family="table-row">
      <style:table-row-properties style:row-height="1.1602in" fo:break-before="auto" style:use-optimal-row-height="true"/>
    </style:style>
    <style:style style:name="ro18" style:family="table-row">
      <style:table-row-properties style:row-height="1.3055in" fo:break-before="auto" style:use-optimal-row-height="true"/>
    </style:style>
    <style:style style:name="ro19" style:family="table-row">
      <style:table-row-properties style:row-height="0.4661in" fo:break-before="auto" style:use-optimal-row-height="false"/>
    </style:style>
    <style:style style:name="ro20" style:family="table-row">
      <style:table-row-properties style:row-height="1.1709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22" style:family="table-row">
      <style:table-row-properties style:row-height="0.7457in" fo:break-before="auto" style:use-optimal-row-height="false"/>
    </style:style>
    <style:style style:name="ro23" style:family="table-row">
      <style:table-row-properties style:row-height="0.8083in" fo:break-before="auto" style:use-optimal-row-height="false"/>
    </style:style>
    <style:style style:name="ro24" style:family="table-row">
      <style:table-row-properties style:row-height="1.2126in" fo:break-before="auto" style:use-optimal-row-height="false"/>
    </style:style>
    <style:style style:name="ro25" style:family="table-row">
      <style:table-row-properties style:row-height="0.7252in" fo:break-before="auto" style:use-optimal-row-height="false"/>
    </style:style>
    <style:style style:name="ro26" style:family="table-row">
      <style:table-row-properties style:row-height="0.5075in" fo:break-before="auto" style:use-optimal-row-height="false"/>
    </style:style>
    <style:style style:name="ro27" style:family="table-row">
      <style:table-row-properties style:row-height="0.2453in" fo:break-before="auto" style:use-optimal-row-height="true"/>
    </style:style>
    <style:style style:name="ro28" style:family="table-row">
      <style:table-row-properties style:row-height="1.1602in" fo:break-before="auto" style:use-optimal-row-height="false"/>
    </style:style>
    <style:style style:name="ro29" style:family="table-row">
      <style:table-row-properties style:row-height="0.6736in" fo:break-before="auto" style:use-optimal-row-height="false"/>
    </style:style>
    <style:style style:name="ro30" style:family="table-row">
      <style:table-row-properties style:row-height="0.6425in" fo:break-before="auto" style:use-optimal-row-height="false"/>
    </style:style>
    <style:style style:name="ro31" style:family="table-row">
      <style:table-row-properties style:row-height="0.1783in" fo:break-before="auto" style:use-optimal-row-height="true"/>
    </style:style>
    <style:style style:name="ro32" style:family="table-row">
      <style:table-row-properties style:row-height="0.8909in" fo:break-before="auto" style:use-optimal-row-height="false"/>
    </style:style>
    <style:style style:name="ro33" style:family="table-row">
      <style:table-row-properties style:row-height="0.6319in" fo:break-before="auto" style:use-optimal-row-height="false"/>
    </style:style>
    <style:style style:name="ro34" style:family="table-row">
      <style:table-row-properties style:row-height="0.5181in" fo:break-before="auto" style:use-optimal-row-height="false"/>
    </style:style>
    <style:style style:name="ro35" style:family="table-row">
      <style:table-row-properties style:row-height="0.7665in" fo:break-before="auto" style:use-optimal-row-height="false"/>
    </style:style>
    <style:style style:name="ro36" style:family="table-row">
      <style:table-row-properties style:row-height="0.798in" fo:break-before="auto" style:use-optimal-row-height="false"/>
    </style:style>
    <style:style style:name="ro37" style:family="table-row">
      <style:table-row-properties style:row-height="1.3681in" fo:break-before="auto" style:use-optimal-row-height="false"/>
    </style:style>
    <style:style style:name="ro38" style:family="table-row">
      <style:table-row-properties style:row-height="1.078in" fo:break-before="auto" style:use-optimal-row-height="false"/>
    </style:style>
    <style:style style:name="ro39" style:family="table-row">
      <style:table-row-properties style:row-height="0.611in" fo:break-before="auto" style:use-optimal-row-height="false"/>
    </style:style>
    <style:style style:name="ro40" style:family="table-row">
      <style:table-row-properties style:row-height="1.5957in" fo:break-before="auto" style:use-optimal-row-height="false"/>
    </style:style>
    <style:style style:name="ro41" style:family="table-row">
      <style:table-row-properties style:row-height="0.5799in" fo:break-before="auto" style:use-optimal-row-height="false"/>
    </style:style>
    <style:style style:name="ro42" style:family="table-row">
      <style:table-row-properties style:row-height="0.6217in" fo:break-before="auto" style:use-optimal-row-height="false"/>
    </style:style>
    <style:style style:name="ro43" style:family="table-row">
      <style:table-row-properties style:row-height="0.8807in" fo:break-before="auto" style:use-optimal-row-height="false"/>
    </style:style>
    <style:style style:name="ro44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4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7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8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9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0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1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2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3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5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ce17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18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9" style:family="table-cell" style:parent-style-name="Default" style:data-style-name="N84">
      <style:table-cell-properties style:text-align-source="fix" style:repeat-content="false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5" table:default-cell-style-name="ce12"/>
        <table:table-column table:style-name="co6" table:number-columns-repeated="1018" table:default-cell-style-name="ce1"/>
        <table:table-row table:style-name="ro1">
          <table:table-cell office:value-type="string">
            <text:p>REQUEST NO.</text:p>
          </table:table-cell>
          <table:table-cell table:style-name="ce3" office:value-type="string">
            <text:p>REQUESTOR</text:p>
          </table:table-cell>
          <table:table-cell table:style-name="ce6" office:value-type="string">
            <text:p>REQUEST DATE</text:p>
          </table:table-cell>
          <table:table-cell table:style-name="ce3" office:value-type="string">
            <text:p>REQUEST</text:p>
          </table:table-cell>
          <table:table-cell table:style-name="ce3" office:value-type="string">
            <text:p>REQUEST JUSTIFICATION</text:p>
          </table:table-cell>
          <table:table-cell table:style-name="ce6" office:value-type="string">
            <text:p>RESOLUTION/NOTES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Kepper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@type on graphic</text:p>
          </table:table-cell>
          <table:table-cell table:style-name="ce3"/>
          <table:table-cell table:style-name="ce6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Kepper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"within" in data.PLACE</text:p>
          </table:table-cell>
          <table:table-cell table:style-name="ce3"/>
          <table:table-cell table:style-name="ce6" office:value-type="string">
            <text:p>Conflicts with data.PLACE usage in clef.dis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sameAs, copyOf, etc. attributes</text:p>
          </table:table-cell>
          <table:table-cell table:style-name="ce3"/>
          <table:table-cell table:style-name="ce16" office:value-type="string">
            <text:p><text:span text:style-name="T2">Added copyof, sameas, and synch attribute </text:span><text:span text:style-name="T2">to 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ut att.link.common and href attributes in xlink namespace </text:p>
          </table:table-cell>
          <table:table-cell table:style-name="ce3"/>
          <table:table-cell table:style-name="ce6" office:value-type="string">
            <text:p>Added to 19b.1/RNG <text:s/>10/21/09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ut ID attribute in xml namespace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6">
            <text:p>6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@synch on when in order to point from when back into transcription</text:p>
          </table:table-cell>
          <table:table-cell table:style-name="ce3"/>
          <table:table-cell table:style-name="ce6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">
          <table:table-cell office:value-type="float" office:value="7">
            <text:p>7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create “non-sung text” element in order to accommodate spoken dialog</text:p>
          </table:table-cell>
          <table:table-cell table:style-name="ce3"/>
          <table:table-cell table:style-name="ce6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?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add @type on tie/slur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add join (?) attribute on measure for indicating another measure that metrically completes the current one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change "15va" to "15ma" in @clef.trans</text:p>
          </table:table-cell>
          <table:table-cell table:style-name="ce3"/>
          <table:table-cell table:style-name="ce6" office:value-type="string">
            <text:p>no longer necessary; see #13</text:p>
          </table:table-cell>
          <table:table-cell table:number-columns-repeated="1018"/>
        </table:table-row>
        <table:table-row table:style-name="ro3">
          <table:table-cell office:value-type="float" office:value="11">
            <text:p>11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8-11">
            <text:p>2009-08-11</text:p>
          </table:table-cell>
          <table:table-cell table:style-name="ce3" office:value-type="string">
            <text:p>add "15mb" ("quindicesima bassa") in @clef.trans</text:p>
          </table:table-cell>
          <table:table-cell table:style-name="ce3"/>
          <table:table-cell table:style-name="ce6" office:value-type="string">
            <text:p>no longer necessary; see #13</text:p>
          </table:table-cell>
          <table:table-cell table:number-columns-repeated="1018"/>
        </table:table-row>
        <table:table-row table:style-name="ro3">
          <table:table-cell office:value-type="float" office:value="12">
            <text:p>12</text:p>
          </table:table-cell>
          <table:table-cell table:style-name="ce3" office:value-type="string">
            <text:p>Sapp</text:p>
          </table:table-cell>
          <table:table-cell table:style-name="ce7" office:value-type="date" office:date-value="2009-07-31">
            <text:p>2009-07-31</text:p>
          </table:table-cell>
          <table:table-cell table:style-name="ce3" office:value-type="string">
            <text:p>provide for multiple expan lists</text:p>
          </table:table-cell>
          <table:table-cell table:style-name="ce3"/>
          <table:table-cell table:style-name="ce6" office:value-type="string">
            <text:p>Added to Modularized/shared_Module.rng 01/15/2010</text:p>
          </table:table-cell>
          <table:table-cell table:number-columns-repeated="1018"/>
        </table:table-row>
        <table:table-row table:style-name="ro3">
          <table:table-cell office:value-type="float" office:value="13">
            <text:p>13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17">
            <text:p>2009-08-17</text:p>
          </table:table-cell>
          <table:table-cell table:style-name="ce3" office:value-type="string">
            <text:p>replace @clef.trans (and similar places) with @dis and @dis.place 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14">
            <text:p>14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24">
            <text:p>2009-08-24</text:p>
          </table:table-cell>
          <table:table-cell table:style-name="ce3" office:value-type="string">
            <text:p>@numbase datatype = positiveInteger not duration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8-25">
            <text:p>2009-08-25</text:p>
          </table:table-cell>
          <table:table-cell table:style-name="ce3" office:value-type="string">
            <text:p>add lem element to app</text:p>
          </table:table-cell>
          <table:table-cell table:style-name="ce3"/>
          <table:table-cell table:style-name="ce6" office:value-type="string">
            <text:p>Added to 19b.1/RNG 9/18/09</text:p>
          </table:table-cell>
          <table:table-cell table:number-columns-repeated="1018"/>
        </table:table-row>
        <table:table-row table:style-name="ro3">
          <table:table-cell office:value-type="float" office:value="16">
            <text:p>16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9-02">
            <text:p>2009-09-02</text:p>
          </table:table-cell>
          <table:table-cell table:style-name="ce3" office:value-type="string">
            <text:p>revise instrdef handling, see instrdefRevisionExample.mei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09-09-03">
            <text:p>2009-09-03</text:p>
          </table:table-cell>
          <table:table-cell table:style-name="ce3" office:value-type="string">
            <text:p>restrict midi.instrname to Gen. MIDI list</text:p>
          </table:table-cell>
          <table:table-cell table:style-name="ce3"/>
          <table:table-cell table:style-name="ce6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18">
            <text:p>18</text:p>
          </table:table-cell>
          <table:table-cell table:style-name="ce3" office:value-type="string">
            <text:p>Viglianti</text:p>
          </table:table-cell>
          <table:table-cell table:style-name="ce7" office:value-type="date" office:date-value="2009-09-07">
            <text:p>2009-09-07</text:p>
          </table:table-cell>
          <table:table-cell table:style-name="ce3" office:value-type="string">
            <text:p>app in fw, pgheadN, pgfootN</text:p>
          </table:table-cell>
          <table:table-cell table:style-name="ce3"/>
          <table:table-cell table:style-name="ce6" office:value-type="string">
            <text:p>Added to Modularized/shared_Module.rng 01/15/2010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string">
            <text:p>Viglianti</text:p>
          </table:table-cell>
          <table:table-cell table:style-name="ce7" office:value-type="date" office:date-value="2009-09-07">
            <text:p>2009-09-07</text:p>
          </table:table-cell>
          <table:table-cell table:style-name="ce3" office:value-type="string">
            <text:p>app in tuplet (beam too?)</text:p>
          </table:table-cell>
          <table:table-cell table:style-name="ce3"/>
          <table:table-cell table:style-name="ce6" office:value-type="string">
            <text:p>Added <text:s/>to cmn_Module.rng 03/24/2010</text:p>
          </table:table-cell>
          <table:table-cell table:number-columns-repeated="1018"/>
        </table:table-row>
        <table:table-row table:style-name="ro4">
          <table:table-cell office:value-type="float" office:value="20">
            <text:p>20</text:p>
          </table:table-cell>
          <table:table-cell table:style-name="ce3" office:value-type="string">
            <text:p>Siegert</text:p>
          </table:table-cell>
          <table:table-cell table:style-name="ce7" office:value-type="date" office:date-value="2010-02-12">
            <text:p>2010-02-12</text:p>
          </table:table-cell>
          <table:table-cell table:style-name="ce3" office:value-type="string">
            <text:p>value “unknown” for @grace</text:p>
          </table:table-cell>
          <table:table-cell table:style-name="ce3" office:value-type="string">
            <text:p>Sometimes it's not possible to know a priori if a grace note is accented or unaccented.</text:p>
          </table:table-cell>
          <table:table-cell table:style-name="ce6" office:value-type="string">
            <text:p>Added to datatypes.rng 03/24/2010</text:p>
          </table:table-cell>
          <table:table-cell table:number-columns-repeated="1018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5" office:value-type="string">
            <text:p>Kepper</text:p>
          </table:table-cell>
          <table:table-cell table:style-name="ce8" office:value-type="date" office:date-value="2010-03-04">
            <text:p>2010-03-04</text:p>
          </table:table-cell>
          <table:table-cell table:style-name="ce5" office:value-type="string">
            <text:p>allow controlevent-like attributes (@staff, @tstamp, etc.) on artic</text:p>
          </table:table-cell>
          <table:table-cell table:style-name="ce5" office:value-type="string">
            <text:p>See JK's emails.</text:p>
          </table:table-cell>
          <table:table-cell table:style-name="ce17"/>
          <table:table-cell table:style-name="ce2" table:number-columns-repeated="1018"/>
        </table:table-row>
        <table:table-row table:style-name="ro5">
          <table:table-cell table:style-name="ce3" office:value-type="float" office:value="22">
            <text:p>22</text:p>
          </table:table-cell>
          <table:table-cell table:style-name="ce3" office:value-type="string">
            <text:p>Roland</text:p>
          </table:table-cell>
          <table:table-cell table:style-name="ce7" office:value-type="date" office:date-value="2010-03-04">
            <text:p>2010-03-04</text:p>
          </table:table-cell>
          <table:table-cell table:style-name="ce3" office:value-type="string">
            <text:p>2mei should create tie elements in addition to/rather than @tie attributes; 2mup should convert tie elements to Mup curve statements. </text:p>
          </table:table-cell>
          <table:table-cell table:style-name="ce3" office:value-type="string">
            <text:p>Better visual rendition. However, better visual rendition comes at the cost of less satisfactory automatic performance</text:p>
          </table:table-cell>
          <table:table-cell table:style-name="ce6" office:value-type="string">
            <text:p>Added to 2mei-2.2.3.xml 04/28/2010</text:p>
          </table:table-cell>
          <table:table-cell table:style-name="ce3" table:number-columns-repeated="1018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9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9" office:value-type="date" office:date-value="2010-03-04">
            <text:p>2010-03-04</text:p>
          </table:table-cell>
          <table:table-cell table:style-name="ce14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7">
          <table:table-cell table:style-name="ce4" office:value-type="string">
            <text:p>Requests to be handled in MEI ODD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18"/>
          <table:table-cell table:number-columns-repeated="1018"/>
        </table:table-row>
        <table:table-row table:style-name="ro8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0; schematron now allows any element w/ @decls (see # 28) to point to any element within meihead</text:p>
          </table:table-cell>
          <table:table-cell table:number-columns-repeated="1018"/>
        </table:table-row>
        <table:table-row table:style-name="ro9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19" office:value-type="string">
            <text:p>Changed name 2010-12-10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10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11">
          <table:table-cell table:style-name="ce2" office:value-type="float" office:value="29">
            <text:p>29</text:p>
          </table:table-cell>
          <table:table-cell table:style-name="ce2" office:value-type="string">
            <text:p>Roland</text:p>
          </table:table-cell>
          <table:table-cell table:style-name="ce11" office:value-type="date" office:date-value="2010-10-04">
            <text:p>2010-10-04</text:p>
          </table:table-cell>
          <table:table-cell table:style-name="ce2" office:value-type="string">
            <text:p>allow mods:mods as replacement for/content of mei:filedesc, mei:sourcedesc, mei:workdesc, mei:relateditem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</text:p>
          </table:table-cell>
          <table:table-cell table:number-columns-repeated="1018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</text:p>
          </table:table-cell>
          <table:table-cell table:number-columns-repeated="1018"/>
        </table:table-row>
        <table:table-row table:style-name="ro12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13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date" office:date-value="2011-01-13">
            <text:p>2011-01-13</text:p>
          </table:table-cell>
          <table:table-cell table:number-columns-repeated="1018"/>
        </table:table-row>
        <table:table-row table:style-name="ro14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15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9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</text:p>
          </table:table-cell>
          <table:table-cell table:number-columns-repeated="1018"/>
        </table:table-row>
        <table:table-row table:style-name="ro16">
          <table:table-cell table:style-name="ce2" office:value-type="float" office:value="40">
            <text:p>40</text:p>
          </table:table-cell>
          <table:table-cell table:style-name="ce2" office:value-type="string">
            <text:p>Roland</text:p>
          </table:table-cell>
          <table:table-cell table:style-name="ce11" office:value-type="date" office:date-value="2010-10-05">
            <text:p>2010-10-05</text:p>
          </table:table-cell>
          <table:table-cell table:style-name="ce2" office:value-type="string">
            <text:p>remove reference to musicchar.ent in musicxml2mei.xsl</text:p>
          </table:table-cell>
          <table:table-cell table:style-name="ce2" office:value-type="string">
            <text:p>Not currently used for transformation; when this .ent file isn't available, it causes the transformation to fail</text:p>
          </table:table-cell>
          <table:table-cell table:style-name="ce13"/>
          <table:table-cell table:style-name="ce2" table:number-columns-repeated="1018"/>
        </table:table-row>
        <table:table-row table:style-name="ro17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ceLike class to &lt;music&gt;; on </text:span><text:span text:style-name="T4">timeline: removed medialength and unit </text:span><text:span text:style-name="T4">(att.measurement); substituted avref for </text:span><text:span text:style-name="T4">mediacontent</text:span></text:p>
          </table:table-cell>
          <table:table-cell table:number-columns-repeated="1018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18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9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smpte-</text:span><text:span text:style-name="T1">25, smpte-24, smpte-df30, smpte-ndf30, smpte-</text:span><text:span text:style-name="T1">df29.97, smpte-ndf29.97, tcf, 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office:value-type="string">
            <text:p>tabled – addition of @authURI or @href sufficient?</text:p>
          </table:table-cell>
          <table:table-cell table:number-columns-repeated="1018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</text:p>
          </table:table-cell>
          <table:table-cell table:number-columns-repeated="1018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0-12-06">
            <text:p>2010-12-06</text:p>
          </table:table-cell>
          <table:table-cell table:style-name="ce2" office:value-type="string">
            <text:p>remove entityref from att.link.external</text:p>
          </table:table-cell>
          <table:table-cell table:style-name="ce2" office:value-type="string">
            <text:p>preparation for anyURI</text:p>
          </table:table-cell>
          <table:table-cell table:style-name="ce13"/>
          <table:table-cell table:style-name="ce2" table:number-columns-repeated="1018"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Removed @reg from att.datable; added it directly to date element and att.authorized class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</text:p>
          </table:table-cell>
          <table:table-cell table:number-columns-repeated="1018"/>
        </table:table-row>
        <table:table-row table:style-name="ro19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20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</text:p>
          </table:table-cell>
          <table:table-cell table:number-columns-repeated="1018"/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</text:p>
          </table:table-cell>
          <table:table-cell table:number-columns-repeated="1018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'#' not permitted in NMTOKENs</text:p>
          </table:table-cell>
          <table:table-cell office:value-type="string">
            <text:p>Added 2011-01-27</text:p>
          </table:table-cell>
          <table:table-cell table:number-columns-repeated="1018"/>
        </table:table-row>
        <table:table-row table:style-name="ro21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01/13/2011; added model.figbassLike 2011-01-27</text:p>
          </table:table-cell>
          <table:table-cell table:number-columns-repeated="1018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Added 2011-01-27</text:p>
          </table:table-cell>
          <table:table-cell table:number-columns-repeated="1018"/>
        </table:table-row>
        <table:table-row table:style-name="ro22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5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office:value-type="string">
            <text:p>perhaps 'every' is a better choice of term, the idea being to say with a single word the fact that each staff / all staves is/are indicated</text:p>
          </table:table-cell>
          <table:table-cell office:value-type="string">
            <text:p>Tabled – not explicit enough?</text:p>
          </table:table-cell>
          <table:table-cell table:number-columns-repeated="1018"/>
        </table:table-row>
        <table:table-row table:style-name="ro23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01/13/2011</text:p>
          </table:table-cell>
          <table:table-cell table:number-columns-repeated="1018"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Dabbert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staff and layer?</text:p>
          </table:table-cell>
          <table:table-cell office:value-type="string">
            <text:p>granularity below the measure level is needed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/>
          <table:table-cell office:value-type="string">
            <text:p>No longer necessary after introduction of workdesc and the addition of relateditem to source and work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01/13/2011</text:p>
          </table:table-cell>
          <table:table-cell table:number-columns-repeated="1018"/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Roland</text:p>
          </table:table-cell>
          <table:table-cell office:value-type="date" office:date-value="2011-01-28">
            <text:p>2011-01-28</text:p>
          </table:table-cell>
          <table:table-cell office:value-type="string">
            <text:p>add att.bibl class to annot</text:p>
          </table:table-cell>
          <table:table-cell office:value-type="string">
            <text:p>need method to indicate mapping of individual annotations to other bibliographic standard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Roland</text:p>
          </table:table-cell>
          <table:table-cell office:value-type="date" office:date-value="2011-03-29">
            <text:p>2011-03-29</text:p>
          </table:table-cell>
          <table:table-cell office:value-type="string">
            <text:p>document attr value lists using valItem/desc</text:p>
          </table:table-cell>
          <table:table-cell office:value-type="string">
            <text:p>Improved documentation</text:p>
          </table:table-cell>
          <table:table-cell office:value-type="string">
            <text:p>Added 03/29/2011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&lt;lg&gt; to content of &lt;lg&gt;</text:p>
          </table:table-cell>
          <table:table-cell/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workdesc directly within header; replaces profiledesc</text:p>
          </table:table-cell>
          <table:table-cell office:value-type="string">
            <text:p>permits description of work without having to describe sources of the work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24">
          <table:table-cell office:value-type="float" office:value="77">
            <text:p>77</text:p>
          </table:table-cell>
          <table:table-cell office:value-type="string">
            <text:p>Roland</text:p>
          </table:table-cell>
          <table:table-cell office:value-type="date" office:date-value="2011-04-04">
            <text:p>2011-04-04</text:p>
          </table:table-cell>
          <table:table-cell office:value-type="string">
            <text:p>add att.edit and att.trans classes to subst</text:p>
          </table:table-cell>
          <table:table-cell office:value-type="string">
            <text:p>more closely imitates TEI, treats subst like other members of these classes, allows capture of this info about the subst and not just its sub-elements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Viglianti</text:p>
          </table:table-cell>
          <table:table-cell office:value-type="date" office:date-value="2011-04-04">
            <text:p>2011-04-04</text:p>
          </table:table-cell>
          <table:table-cell office:value-type="string">
            <text:p>add att.duration.timestamp to att.log.tie</text:p>
          </table:table-cell>
          <table:table-cell office:value-type="string">
            <text:p>will allow @dur (i.e., ending tstamp) on tie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4">
          <table:table-cell table:style-name="ce2" office:value-type="float" office:value="79">
            <text:p>79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allow music content in abbr and expan as in other editorial elements, such as sic, corr, etc.</text:p>
          </table:table-cell>
          <table:table-cell table:style-name="ce2"/>
          <table:table-cell table:style-name="ce13" office:value-type="string">
            <text:p>use same model as sic, etc. but drop sectionLike, measureLike, staffLike, layerLike?</text:p>
          </table:table-cell>
          <table:table-cell table:style-name="ce2" table:number-columns-repeated="1018"/>
        </table:table-row>
        <table:table-row table:style-name="ro25">
          <table:table-cell office:value-type="float" office:value="80">
            <text:p>80</text:p>
          </table:table-cell>
          <table:table-cell office:value-type="string">
            <text:p>Kepper</text:p>
          </table:table-cell>
          <table:table-cell office:value-type="date" office:date-value="2011-04-01">
            <text:p>2011-04-01</text:p>
          </table:table-cell>
          <table:table-cell office:value-type="string">
            <text:p>creating pointing mechanism from zone (also surface and facsimile?) to transcriptional “data”</text:p>
          </table:table-cell>
          <table:table-cell/>
          <table:table-cell office:value-type="string">
            <text:p>use @data. <text:s/>Currently in mei2011-05-modification.xml</text:p>
          </table:table-cell>
          <table:table-cell table:number-columns-repeated="1018"/>
        </table:table-row>
        <table:table-row table:style-name="ro4">
          <table:table-cell table:style-name="ce2" office:value-type="float" office:value="81">
            <text:p>81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revise 2mei and 2mup stylesheets</text:p>
          </table:table-cell>
          <table:table-cell table:style-name="ce2" office:value-type="string">
            <text:p>account for changes in schema between 2010-05 and 2011-05 releases</text:p>
          </table:table-cell>
          <table:table-cell table:style-name="ce13"/>
          <table:table-cell table:style-name="ce2" table:number-columns-repeated="1018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2" office:value-type="string">
            <text:p>Create 2010-05 to 2011-05 xslt conversion? 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26">
          <table:table-cell office:value-type="float" office:value="83">
            <text:p>83</text:p>
          </table:table-cell>
          <table:table-cell office:value-type="string">
            <text:p>Hankinson</text:p>
          </table:table-cell>
          <table:table-cell office:value-type="date" office:date-value="2011-04-26">
            <text:p>2011-04-26</text:p>
          </table:table-cell>
          <table:table-cell office:value-type="string">
            <text:p>document origin as upper left corner in surface</text:p>
          </table:table-cell>
          <table:table-cell office:value-type="string">
            <text:p>make origin explicit</text:p>
          </table:table-cell>
          <table:table-cell office:value-type="string">
            <text:p>Added in mei-2011-05-source.xml 4/26/2011</text:p>
          </table:table-cell>
          <table:table-cell table:number-columns-repeated="1018"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Viglianti</text:p>
          </table:table-cell>
          <table:table-cell office:value-type="date" office:date-value="2011-04-03">
            <text:p>2011-04-03</text:p>
          </table:table-cell>
          <table:table-cell office:value-type="string">
            <text:p>account for “in-staff” ossia</text:p>
          </table:table-cell>
          <table:table-cell office:value-type="string">
            <text:p>see emails from RV, JK, JV, et al</text:p>
          </table:table-cell>
          <table:table-cell office:value-type="string">
            <text:p>revisions to handling of measure and staff ossias currently in mei2011-05-modification.xml</text:p>
          </table:table-cell>
          <table:table-cell table:number-columns-repeated="1018"/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Hankinson</text:p>
          </table:table-cell>
          <table:table-cell office:value-type="date" office:date-value="2011-04-28">
            <text:p>2011-04-28</text:p>
          </table:table-cell>
          <table:table-cell office:value-type="string">
            <text:p>allow xi:include</text:p>
          </table:table-cell>
          <table:table-cell/>
          <table:table-cell office:value-type="string">
            <text:p>in mei2011-05-modification.xml: added @xml:base to att.common. Also added @ns to definitions of xml:id and xml:lang. 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oland</text:p>
          </table:table-cell>
          <table:table-cell office:value-type="date" office:date-value="2011-05-11">
            <text:p>2011-05-11</text:p>
          </table:table-cell>
          <table:table-cell office:value-type="string">
            <text:p>allow &lt;caption&gt; after figure and table content</text:p>
          </table:table-cell>
          <table:table-cell office:value-type="string">
            <text:p>refer to discussion on TEI-L</text:p>
          </table:table-cell>
          <table:table-cell office:value-type="string">
            <text:p>currently in mei2011-05-modification.xml</text:p>
          </table:table-cell>
          <table:table-cell table:number-columns-repeated="1018"/>
        </table:table-row>
        <table:table-row table:style-name="ro5">
          <table:table-cell office:value-type="float" office:value="87">
            <text:p>87</text:p>
          </table:table-cell>
          <table:table-cell office:value-type="string">
            <text:p>Hankinson</text:p>
          </table:table-cell>
          <table:table-cell office:value-type="date" office:date-value="2011-05-06">
            <text:p>2011-05-06</text:p>
          </table:table-cell>
          <table:table-cell office:value-type="string">
            <text:p>revise intm attribute in att.intervallicdesc class to allow more uniform capture of melodic intervals</text:p>
          </table:table-cell>
          <table:table-cell office:value-type="string">
            <text:p>allow directional indicators (u=up, d=down, s=same) and numeric values (in half steps) instead of NMTOKEN</text:p>
          </table:table-cell>
          <table:table-cell office:value-type="string">
            <text:p>currently in mei2011-05-modification.xml: added new data.INTERVAL.AMOUNT datatype that permits token and numeric values</text:p>
          </table:table-cell>
          <table:table-cell table:number-columns-repeated="1018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5-17">
            <text:p>2011-05-17</text:p>
          </table:table-cell>
          <table:table-cell table:style-name="ce2" office:value-type="string">
            <text:p>create incipit element for header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">
          <table:table-cell table:style-name="ce2" office:value-type="float" office:value="89">
            <text:p>89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Allow @n to contain text or any # of data.word instead of NMTOKEN</text:p>
          </table:table-cell>
          <table:table-cell table:style-name="ce2" office:value-type="string">
            <text:p>NMTOKEN is too restrictive</text:p>
          </table:table-cell>
          <table:table-cell table:style-name="ce13"/>
          <table:table-cell table:style-name="ce2" table:number-columns-repeated="1018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make &lt;label&gt; member of att.typed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make staffdef member of att.declaring in order to point to performer</text:p>
          </table:table-cell>
          <table:table-cell table:style-name="ce2"/>
          <table:table-cell table:style-name="ce13" office:value-type="string">
            <text:p>why not use @instr? <text:s/>add (performer IDREF) attr?</text:p>
          </table:table-cell>
          <table:table-cell table:style-name="ce2" table:number-columns-repeated="1018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make layerdef member of att.labels and att.declaring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restore @def on staff to allow staff to reference a staffdef</text:p>
          </table:table-cell>
          <table:table-cell table:style-name="ce2"/>
          <table:table-cell table:style-name="ce13" office:value-type="string">
            <text:p>staff may be defined by different staffdefs at different points in the file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use camel case</text:p>
          </table:table-cell>
          <table:table-cell table:style-name="ce2" office:value-type="string">
            <text:p>improve understandability</text:p>
          </table:table-cell>
          <table:table-cell table:style-name="ce13" office:value-type="string">
            <text:p>Does this extend to attribute names too?</text:p>
          </table:table-cell>
          <table:table-cell table:style-name="ce2" table:number-columns-repeated="1018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2" office:value-type="string">
            <text:p>add addGrp, delGrp, etc. to group genetic changes</text:p>
          </table:table-cell>
          <table:table-cell table:style-name="ce2" office:value-type="string">
            <text:p>see JK's email of 5/24.</text:p>
          </table:table-cell>
          <table:table-cell table:style-name="ce13"/>
          <table:table-cell table:style-name="ce2" table:number-columns-repeated="1018"/>
        </table:table-row>
        <table:table-row table:style-name="ro4">
          <table:table-cell table:style-name="ce2" office:value-type="float" office:value="96">
            <text:p>96</text:p>
          </table:table-cell>
          <table:table-cell table:style-name="ce2" office:value-type="string">
            <text:p>Roland</text:p>
          </table:table-cell>
          <table:table-cell table:style-name="ce13" office:value-type="date" office:date-value="2011-06-09">
            <text:p>2011-06-09</text:p>
          </table:table-cell>
          <table:table-cell table:style-name="ce2" office:value-type="string">
            <text:p>BUG! mensural duration values, e.g., brevis, semibrevis, etc., are not accounted for in 2011 version!</text:p>
          </table:table-cell>
          <table:table-cell table:style-name="ce2"/>
          <table:table-cell table:style-name="ce13"/>
          <table:table-cell table:style-name="ce2" table:number-columns-repeated="1018"/>
        </table:table-row>
        <table:table-row table:style-name="ro27" table:number-rows-repeated="65437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6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5">
          <table:table-cell table:number-columns-repeated="6"/>
        </table:table-row>
        <table:table-row table:style-name="ro7">
          <table:table-cell table:number-columns-repeated="6"/>
        </table:table-row>
        <table:table-row table:style-name="ro36">
          <table:table-cell table:number-columns-repeated="6"/>
        </table:table-row>
        <table:table-row table:style-name="ro37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8">
          <table:table-cell table:number-columns-repeated="6"/>
        </table:table-row>
        <table:table-row table:style-name="ro36">
          <table:table-cell table:number-columns-repeated="6"/>
        </table:table-row>
        <table:table-row table:style-name="ro39">
          <table:table-cell table:number-columns-repeated="6"/>
        </table:table-row>
        <table:table-row table:style-name="ro40">
          <table:table-cell table:number-columns-repeated="6"/>
        </table:table-row>
        <table:table-row table:style-name="ro41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42">
          <table:table-cell table:number-columns-repeated="6"/>
        </table:table-row>
        <table:table-row table:style-name="ro43">
          <table:table-cell table:number-columns-repeated="6"/>
        </table:table-row>
        <table:table-row table:style-name="ro44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3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6/09/2011</text:date>, <text:time>17:5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Perry Roland</meta:initial-creator>
    <meta:creation-date>2009-08-12T14:24:46.92</meta:creation-date>
    <dc:date>2011-06-09T17:52:16.98</dc:date>
    <meta:editing-duration>PT23H09M11S</meta:editing-duration>
    <meta:editing-cycles>141</meta:editing-cycles>
    <meta:generator>OpenOffice.org/3.1$Win32 OpenOffice.org_project/310m11$Build-9399</meta:generator>
    <dc:creator>Xianling Liu</dc:creator>
    <meta:printed-by>Perry Roland</meta:printed-by>
    <meta:print-date>2011-04-27T13:54:44.01</meta:print-date>
    <meta:document-statistic meta:table-count="3" meta:cell-count="522" meta:object-count="0"/>
  </office:meta>
</office:document-meta>
</file>